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5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Tempo em Segundos</text:p>
          </table:table-cell>
          <table:covered-table-cell table:style-name="ce5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ce3" office:value-type="string" calcext:value-type="string">
            <text:p>Especificações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Bubblesort</text:p>
          </table:table-cell>
          <table:covered-table-cell table:style-name="Default"/>
          <table:table-cell table:style-name="Default"/>
          <table:table-cell/>
          <table:table-cell table:style-name="ce3" office:value-type="string" calcext:value-type="string">
            <text:p>Fedora Linux 40</text:p>
          </table:table-cell>
          <table:table-cell table:style-name="ce3"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/>
          <table:table-cell table:style-name="ce3" office:value-type="string" calcext:value-type="string">
            <text:p>Intel i7-11800H</text:p>
          </table:table-cell>
          <table:table-cell table:style-name="ce3" office:value-type="string" calcext:value-type="string">
            <text:p>Processador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table:style-name="Default"/>
          <table:table-cell/>
          <table:table-cell table:style-name="ce1" office:value-type="float" office:value="2217.202188" calcext:value-type="float">
            <text:p>2217,202188</text:p>
          </table:table-cell>
          <table:table-cell/>
          <table:table-cell table:style-name="ce3" office:value-type="string" calcext:value-type="string">
            <text:p>8 GB</text:p>
          </table:table-cell>
          <table:table-cell table:style-name="ce3" office:value-type="string" calcext:value-type="string">
            <text:p>Memoria</text:p>
          </table:table-cell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2"/>
          <table:table-cell office:value-type="float" office:value="862.19919" calcext:value-type="float">
            <text:p>862,19919</text:p>
          </table:table-cell>
          <table:table-cell/>
          <table:table-cell table:style-name="ce3" office:value-type="string" calcext:value-type="string">
            <text:p><text:s/>4.600GHz </text:p>
          </table:table-cell>
          <table:table-cell table:style-name="ce3" office:value-type="string" calcext:value-type="string">
            <text:p>Frequência</text:p>
          </table:table-cell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2"/>
          <table:table-cell office:value-type="float" office:value="1448.874505" calcext:value-type="float">
            <text:p>1448,874505</text:p>
          </table:table-cell>
          <table:table-cell/>
          <table:table-cell table:style-name="ce4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ce4" table:number-columns-repeated="2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Insert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orio</text:p>
          </table:table-cell>
          <table:table-cell table:style-name="Default"/>
          <table:table-cell/>
          <table:table-cell table:style-name="ce1" office:value-type="float" office:value="468.221457" calcext:value-type="float">
            <text:p>468,221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2"/>
          <table:table-cell office:value-type="string" calcext:value-type="string">
            <text:p>0.002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2"/>
          <table:table-cell office:value-type="string" calcext:value-type="string">
            <text:p>942.019957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election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orio</text:p>
          </table:table-cell>
          <table:table-cell table:style-name="Default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hell Sor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orio</text:p>
          </table:table-cell>
          <table:table-cell table:style-name="Default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d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6:28:32.08546041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3:12:12.009905918</meta:creation-date>
    <dc:date>2024-10-10T16:29:07.807392056</dc:date>
    <meta:editing-duration>PT33M8S</meta:editing-duration>
    <meta:editing-cycles>5</meta:editing-cycles>
    <meta:generator>LibreOffice/24.2.6.2$Linux_X86_64 LibreOffice_project/420$Build-2</meta:generator>
    <meta:document-statistic meta:table-count="1" meta:cell-count="49" meta:object-count="0"/>
  </office:meta>
</office:document-meta>
</file>